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oject: </text:span><text:span text:style-name="T1">Walking Tour Creator</text:span><text:span text:style-name="T2"> - </text:span>Group Project 07 </text:p>
      <text:p text:style-name="Standard"><text:span text:style-name="T2">Meeting: </text:span>Weekly Project Meeting </text:p>
      <text:p text:style-name="Standard"><text:span text:style-name="T2">Persons present:</text:span> Everyone</text:p>
      <text:p text:style-name="Standard"><text:span text:style-name="T2">Place and date of meeting: </text:span><text:span text:style-name="T1">CIS 16</text:span>:00, 12th November 2013. </text:p>
      <text:p text:style-name="Standard"><text:span text:style-name="T2">Circulation list:</text:span> All project members and Neil Taylor (nst@aber.ac.uk)</text:p>
      <text:p text:style-name="Standard"><text:span text:style-name="T2">Author: </text:span>Ryan Gouldsmith (ryg1@aber.ac.uk) </text:p>
      <text:p text:style-name="Standard"><text:span text:style-name="T2">Date of minutes: <text:s/></text:span><text:span text:style-name="T1">12th </text:span>November</text:p>
      <text:p text:style-name="Standard"><text:span text:style-name="T2">Version: </text:span><text:span text:style-name="T1">1.0 – original document</text:span></text:p>
      <text:p text:style-name="Standard"/>
      <text:p text:style-name="Standard"><text:span text:style-name="T2">Matters Arising:</text:span> </text:p>
      <text:list xml:id="list16356506991" text:style-name="L1">
        <text:list-header>
          <text:p text:style-name="P2">1. <text:s/>Test specification, prototyping and the database.</text:p>
        </text:list-header>
      </text:list>
      <text:p text:style-name="Standard"/>
      <text:p text:style-name="P3">New Business:</text:p>
      <text:list xml:id="list751496013" text:style-name="L2">
        <text:list-item>
          <text:p text:style-name="P5">Zack's running 4.2 on his Android device. Neil said he will get back to us on the project plan. Neil doesn't think there's a connection between the use-case and the GUI and that we need to go back and look at it. We need to think whether our screens have certain user experience value. Re-read the requirement specification, to check we have a running stor from analysis through the documents. <text:s/><text:line-break/></text:p>
        </text:list-item>
        <text:list-item>
          <text:p text:style-name="P4"><text:span text:style-name="T1">Dave said from what he has read of the report he is working on schedule. He has assigned everyone a role, so prototyping can begin. Dave changed the Gantt charrt, because of there was some discrepancies. Dave needs to bring the current Gantt chart each week – so we can track it. <text:line-break/><text:line-break/>For next week, Dave needs to put down how much time people have spent next tothe scheduled alloted time.<text:line-break/></text:span><text:span text:style-name="T2">ACTION:</text:span><text:span text:style-name="T1"> mda. <text:line-break/></text:span></text:p>
        </text:list-item>
        <text:list-item>
          <text:p text:style-name="P5">Mark P needs add more context to his blog. Jack might have been put the blog in the wrong place. <text:s/>Mark S didn't put his entry. Martin was planning on doing it, but didn't. Everyone else put their blog up. <text:line-break/></text:p>
        </text:list-item>
        <text:list-item>
          <text:p text:style-name="P5">Talking about the testing. Need to check the Test Specification against the use-case diagrams. We need to test the Admin and the user, to check that the permissions are set correctly – need to check whether the people who aren't the admin to can check the pages, and then produce an error of some form. <text:line-break/></text:p>
        </text:list-item>
        <text:list-item>
          <text:p text:style-name="P4"><text:span text:style-name="T1">Prototyping needs to be started by putting dummy data, but accurate data into the database – so there will need to be a way of accessing. <text:s/>Will need a script to create the table, and then SQL file to create the test data along the walks. Add a script for the Android application so they can put test data into the file. <text:s/>He wants the website then to pull from the database and show the results . This can then be added to the Test Specification. <text:line-break/></text:span><text:span text:style-name="T2">ACTION:</text:span><text:span text:style-name="T1"> mas69.<text:line-break/></text:span></text:p>
        </text:list-item>
        <text:list-item>
          <text:p text:style-name="P4"><text:span text:style-name="T1">Harry will be working on the class diagrams this week. Maceij will be working on the class diagrams and test specification. Mark P will be doing the log in page and website design, <text:s/>Mark S will be doing the database, Martin will start with making the <text:s/>prototype of the Android app. Zack will be doing the test spec, Ryan will be doing the test spec. Dave shall be reviewing and editing the Project Plan – monitoring what </text:span><text:soft-page-break/><text:span text:style-name="T1">people are doing, review the time taken and progress. Jack will be doing website design and CSS.<text:line-break/></text:span><text:span text:style-name="T2">ACTION:</text:span><text:span text:style-name="T1"> Everyone<text:line-break/></text:span></text:p>
        </text:list-item>
        <text:list-item>
          <text:p text:style-name="P5">Blog by 11pm the night before. Meetings will resume to normal times.</text:p>
          <text:p text:style-name="P5"><text:span text:style-name="T2">ACTION: </text:span>Everyone.<text:line-break/></text:p>
        </text:list-item>
      </text:list>
      <text:p text:style-name="Standard"><text:span text:style-name="T2">Any Other Business:</text:span><text:line-break/> <text:s/></text:p>
      <text:p text:style-name="P1"><text:span text:style-name="T2">Authors Email Address:</text:span> <text:a xlink:type="simple" xlink:href="mailto:ryg1@aber.ac.uk">ryg1@aber.ac.uk</text:a></text:p>
      <text:p text:style-name="P1"/>
      <text:p text:style-name="P1"><text:span text:style-name="T2">Dates: </text:span>Version 1.0: 12th Nove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2013_11_12.od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1:13:41</meta:creation-date>
    <dc:date>2013-11-13T18:45:03</dc:date>
    <meta:editing-duration>PT10H22M43S</meta:editing-duration>
    <meta:editing-cycles>284</meta:editing-cycles>
    <meta:generator>LibreOffice/3.5$Linux_X86_64 LibreOffice_project/350m1$Build-2</meta:generator>
    <meta:document-statistic meta:table-count="0" meta:image-count="0" meta:object-count="0" meta:page-count="2" meta:paragraph-count="23" meta:word-count="515" meta:character-count="2934" meta:non-whitespace-character-count="2418"/>
  </office:meta>
</office:document-meta>
</file>